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56" calcext:value-type="float">
            <text:p>1456</text:p>
          </table:table-cell>
          <table:table-cell table:style-name="ce7" table:formula="of:=COUNTIF([.B7:.B999998];&quot;X&quot;)" office:value-type="float" office:value="1265" calcext:value-type="float">
            <text:p>1265</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50" calcext:value-type="float">
            <text:p>155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5">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3" table:number-rows-repeated="104711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2-07">00/00/0000</text:date>, <text:time style:data-style-name="N2" text:time-value="16:13:05.86422456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2-07T16:13:24.592286325</dc:date>
    <meta:editing-duration>P1DT13H36M10S</meta:editing-duration>
    <meta:editing-cycles>1446</meta:editing-cycles>
    <meta:document-statistic meta:table-count="1" meta:cell-count="8793" meta:object-count="0"/>
  </office:meta>
</office:document-meta>
</file>